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2.45pt" fo:break-before="auto" style:use-optimal-row-height="false"/>
    </style:style>
    <style:style style:name="ro3" style:family="table-row">
      <style:table-row-properties style:row-height="41.95pt" fo:break-before="auto" style:use-optimal-row-height="false"/>
    </style:style>
    <style:style style:name="ro4" style:family="table-row">
      <style:table-row-properties style:row-height="32.2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484848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484848" style:text-align-source="fix" style:repeat-content="false" fo:wrap-option="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b3b3b" style:text-align-source="fix" style:repeat-content="false" fo:wrap-option="wrap" fo:border="0.74pt solid #353535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fo:wrap-option="wrap" fo:padding="2.01pt"/>
    </style:style>
    <style:style style:name="ce7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6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EE_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5" office:value-type="string" calcext:value-type="string">
            <text:p>C1, 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50V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5" office:value-type="string" calcext:value-type="string">
            <text:p>C3, C4, C5, C13, C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6.3V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5" office:value-type="string" calcext:value-type="string">
            <text:p>C6, C8, C10, C11, C12, C14, C15, C16, C18, C19, C22, 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16V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4.7uF 6.3V 0603</text:p>
          </table:table-cell>
          <table:table-cell table:style-name="ce2" office:value-type="string" calcext:value-type="string">
            <text:p>CAP CER 4.7UF 6.3V X7R 0603</text:p>
          </table:table-cell>
          <table:table-cell table:style-name="ce5" office:value-type="string" calcext:value-type="string">
            <text:p>C7, C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087-2-ND</text:p>
          </table:table-cell>
          <table:table-cell table:style-name="ce2"/>
          <table:table-cell table:style-name="ce2" office:value-type="string" calcext:value-type="string">
            <text:p>6.3V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B475KQ8NQNC</text:p>
          </table:table-cell>
          <table:table-cell table:style-name="ce2" office:value-type="string" calcext:value-type="string">
            <text:p>4.7uF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5.6pF</text:p>
          </table:table-cell>
          <table:table-cell table:style-name="ce2" office:value-type="string" calcext:value-type="string">
            <text:p>CAP CER 5.6PF 50V C0G/NP0 0402</text:p>
          </table:table-cell>
          <table:table-cell table:style-name="ce5" office:value-type="string" calcext:value-type="string">
            <text:p>C20, 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6250-2-ND</text:p>
          </table:table-cell>
          <table:table-cell table:style-name="ce2"/>
          <table:table-cell table:style-name="ce2" office:value-type="string" calcext:value-type="string">
            <text:p>50V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5C1H5R6CA01D</text:p>
          </table:table-cell>
          <table:table-cell table:style-name="ce2" office:value-type="string" calcext:value-type="string">
            <text:p>5.6pF 50V 0402 C0G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5" office:value-type="string" calcext:value-type="string">
            <text:p>D1, D3, 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Vf=2.2V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5" office:value-type="string" calcext:value-type="string">
            <text:p>D2, D4, 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100V 3A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 0805 Yellow</text:p>
          </table:table-cell>
          <table:table-cell table:style-name="ce5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41-2-ND</text:p>
          </table:table-cell>
          <table:table-cell table:style-name="ce2"/>
          <table:table-cell table:style-name="ce2" office:value-type="string" calcext:value-type="string">
            <text:p>Vf=2V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LED Yellow 080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ERRITE BEAD 120 OHM 0402 1LN</text:p>
          </table:table-cell>
          <table:table-cell table:style-name="ce5" office:value-type="string" calcext:value-type="string">
            <text:p>FB8, 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/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FIDUCIAL</text:p>
          </table:table-cell>
          <table:table-cell table:style-name="ce2"/>
          <table:table-cell table:style-name="ce5" office:value-type="string" calcext:value-type="string">
            <text:p>FD1, FD2, FD3</text:p>
          </table:table-cell>
          <table:table-cell table:style-name="ce2" table:number-columns-repeated="4"/>
          <table:table-cell table:style-name="ce2" office:value-type="string" calcext:value-type="string">
            <text:p>FIDUCIAL-1X2</text:p>
          </table:table-cell>
          <table:table-cell table:style-name="ce2"/>
          <table:table-cell table:style-name="ce2" office:value-type="string" calcext:value-type="string">
            <text:p>NOTAPART-Fiducial</text:p>
          </table:table-cell>
          <table:table-cell table:style-name="ce2"/>
          <table:table-cell table:style-name="ce7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Header 2x1</text:p>
          </table:table-cell>
          <table:table-cell table:style-name="ce2" office:value-type="string" calcext:value-type="string">
            <text:p>Header 2Pin 1Row T-Hole</text:p>
          </table:table-cell>
          <table:table-cell table:style-name="ce5" office:value-type="string" calcext:value-type="string">
            <text:p>J1, J2, J3, J4, J6, J7, J8, J9, J10, J30, J31, J32, J34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44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2X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1S-02G</text:p>
          </table:table-cell>
          <table:table-cell table:style-name="ce2" office:value-type="string" calcext:value-type="string">
            <text:p>CONN 2Pin 1Row 0.1"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USB-B TH R/A</text:p>
          </table:table-cell>
          <table:table-cell table:style-name="ce2" office:value-type="string" calcext:value-type="string">
            <text:p>USB connector B PTH</text:p>
          </table:table-cell>
          <table:table-cell table:style-name="ce5" office:value-type="string" calcext:value-type="string">
            <text:p>J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609-1039-ND</text:p>
          </table:table-cell>
          <table:table-cell table:style-name="ce2"/>
          <table:table-cell table:style-name="ce2" office:value-type="string" calcext:value-type="string">
            <text:p>USB-B T-Hole R/A</text:p>
          </table:table-cell>
          <table:table-cell table:style-name="ce2" office:value-type="string" calcext:value-type="string">
            <text:p>PN61729_ALT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USB-B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Header 3x1</text:p>
          </table:table-cell>
          <table:table-cell table:style-name="ce2" office:value-type="string" calcext:value-type="string">
            <text:p>Header 3Pin 1Row T-Hole</text:p>
          </table:table-cell>
          <table:table-cell table:style-name="ce5" office:value-type="string" calcext:value-type="string">
            <text:p>J11, J12, J13, J14, J15, J16, J24, J25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45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3X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1S-03G</text:p>
          </table:table-cell>
          <table:table-cell table:style-name="ce2" office:value-type="string" calcext:value-type="string">
            <text:p>CONN 3Pin 1Row 0.1"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CONN HEADER .100" DUAL STR 14POS</text:p>
          </table:table-cell>
          <table:table-cell table:style-name="ce5" office:value-type="string" calcext:value-type="string">
            <text:p>J17, J18, J19, J20, J21, J22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S2011EC-07-ND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2X7_ALT_PINOUT</text:p>
          </table:table-cell>
          <table:table-cell table:style-name="ce2" office:value-type="string" calcext:value-type="string">
            <text:p>Sullins</text:p>
          </table:table-cell>
          <table:table-cell table:style-name="ce2" office:value-type="string" calcext:value-type="string">
            <text:p>PRPC007DAAN-RC</text:p>
          </table:table-cell>
          <table:table-cell table:style-name="ce2"/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5" office:value-type="string" calcext:value-type="string">
            <text:p>J26, J27, J28, J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/>
          <table:table-cell table:style-name="ce2" office:value-type="string" calcext:value-type="string">
            <text:p>300V 15A 0.2"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0.05in 2-Row</text:p>
          </table:table-cell>
          <table:table-cell table:style-name="ce2" office:value-type="string" calcext:value-type="string">
            <text:p>20021121-00010C4LF</text:p>
          </table:table-cell>
          <table:table-cell table:style-name="ce5" office:value-type="string" calcext:value-type="string">
            <text:p>J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TSH-105-XX-X-DV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SMN1R8-40YLC</text:p>
          </table:table-cell>
          <table:table-cell table:style-name="ce2" office:value-type="string" calcext:value-type="string">
            <text:p>MOSFET N-CH 40V 100A LFPAK</text:p>
          </table:table-cell>
          <table:table-cell table:style-name="ce5" office:value-type="string" calcext:value-type="string">
            <text:p>Q1, Q2, 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1052-2-ND</text:p>
          </table:table-cell>
          <table:table-cell table:style-name="ce2"/>
          <table:table-cell table:style-name="ce2" office:value-type="string" calcext:value-type="string">
            <text:p>40V 100A 1.8mOhm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1R8-40YLC,115</text:p>
          </table:table-cell>
          <table:table-cell table:style-name="ce2" office:value-type="string" calcext:value-type="string">
            <text:p>N-FET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5" office:value-type="string" calcext:value-type="string">
            <text:p>R1, R5, 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1/10W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ES SMD 22 OHM 1% 1/8W 0805</text:p>
          </table:table-cell>
          <table:table-cell table:style-name="ce5" office:value-type="string" calcext:value-type="string">
            <text:p>R2, R7, R12, R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CRTR-ND</text:p>
          </table:table-cell>
          <table:table-cell table:style-name="ce2"/>
          <table:table-cell table:style-name="ce2" office:value-type="string" calcext:value-type="string">
            <text:p>22R 1% 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22RL</text:p>
          </table:table-cell>
          <table:table-cell table:style-name="ce2" office:value-type="string" calcext:value-type="string">
            <text:p>RES SMD 22 OHM 1% 1/8W 080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5" office:value-type="string" calcext:value-type="string">
            <text:p>R3, R4, R6, R8, R9, R11, R13, R14, 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1/16W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RES SMD 0.0OHM JUMPER 1/10W 0402</text:p>
          </table:table-cell>
          <table:table-cell table:style-name="ce5" office:value-type="string" calcext:value-type="string">
            <text:p>R15, 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0.0JTR-ND</text:p>
          </table:table-cell>
          <table:table-cell table:style-name="ce2"/>
          <table:table-cell table:style-name="ce2" office:value-type="string" calcext:value-type="string">
            <text:p>1/10W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2GE0R00X</text:p>
          </table:table-cell>
          <table:table-cell table:style-name="ce2" office:value-type="string" calcext:value-type="string">
            <text:p>0R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5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1/10W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5" office:value-type="string" calcext:value-type="string">
            <text:p>R20, R2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1k 1% 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5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1/16W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R0</text:p>
          </table:table-cell>
          <table:table-cell table:style-name="ce2" office:value-type="string" calcext:value-type="string">
            <text:p>RES 0.0 OHM 1/8W JUMP 0805 SMD</text:p>
          </table:table-cell>
          <table:table-cell table:style-name="ce5" office:value-type="string" calcext:value-type="string">
            <text:p>R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RMCF0805ZT0R00CT-ND</text:p>
          </table:table-cell>
          <table:table-cell table:style-name="ce2"/>
          <table:table-cell table:style-name="ce2" office:value-type="string" calcext:value-type="string">
            <text:p>0.125W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STACKPOLE</text:p>
          </table:table-cell>
          <table:table-cell table:style-name="ce2" office:value-type="string" calcext:value-type="string">
            <text:p>RMCF0805ZT0R00</text:p>
          </table:table-cell>
          <table:table-cell table:style-name="ce2" office:value-type="string" calcext:value-type="string">
            <text:p>0R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5" office:value-type="string" calcext:value-type="string">
            <text:p>SW1, SW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/>
          <table:table-cell table:style-name="ce2" office:value-type="string" calcext:value-type="string">
            <text:p>32V 50mA</text:p>
          </table:table-cell>
          <table:table-cell table:style-name="ce2" office:value-type="string" calcext:value-type="string">
            <text:p>KMR 6 Series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5" office:value-type="string" calcext:value-type="string">
            <text:p>U1, 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/>
          <table:table-cell table:style-name="ce2" office:value-type="string" calcext:value-type="string">
            <text:p>5V 8mA</text:p>
          </table:table-cell>
          <table:table-cell table:style-name="ce2" office:value-type="string" calcext:value-type="string">
            <text:p>QFN50P350X350X100_RGY_S-PVQFN-N14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3.3V 1A SOT223</text:p>
          </table:table-cell>
          <table:table-cell table:style-name="ce2" office:value-type="string" calcext:value-type="string">
            <text:p>IC REG LDO 3.3V 1A SOT223</text:p>
          </table:table-cell>
          <table:table-cell table:style-name="ce5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Z1117EH-3.3TRG1DITR-ND</text:p>
          </table:table-cell>
          <table:table-cell table:style-name="ce2"/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SOT223_AZ1117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AZ1117EH-3.3TRG1</text:p>
          </table:table-cell>
          <table:table-cell table:style-name="ce2" office:value-type="string" calcext:value-type="string">
            <text:p>IC REG LDO 3.3V 1A SOT22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TSAMG55J19A-MUT</text:p>
          </table:table-cell>
          <table:table-cell table:style-name="ce2" office:value-type="string" calcext:value-type="string">
            <text:p>IC MCU 32BIT 512KB FLASH 64QFN</text:p>
          </table:table-cell>
          <table:table-cell table:style-name="ce5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G55J19A-MUT-ND</text:p>
          </table:table-cell>
          <table:table-cell table:style-name="ce2"/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QFN64_7.5x7.5mm</text:p>
          </table:table-cell>
          <table:table-cell table:style-name="ce2" office:value-type="string" calcext:value-type="string">
            <text:p>Atmel</text:p>
          </table:table-cell>
          <table:table-cell table:number-columns-repeated="2" table:style-name="ce2" office:value-type="string" calcext:value-type="string">
            <text:p>ATSAMG55J19A-MU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VAR 0603 5V 0.5Pf</text:p>
          </table:table-cell>
          <table:table-cell table:style-name="ce5" office:value-type="string" calcext:value-type="string">
            <text:p>V1, V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/>
          <table:table-cell table:style-name="ce2" office:value-type="string" calcext:value-type="string">
            <text:p>5VDC 0.5pF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CRYSTAL 32.768KHZ 7PF SMD</text:p>
          </table:table-cell>
          <table:table-cell table:style-name="ce5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XC2126TR-ND</text:p>
          </table:table-cell>
          <table:table-cell table:style-name="ce2"/>
          <table:table-cell table:style-name="ce2" office:value-type="string" calcext:value-type="string">
            <text:p>32.768kHz 20ppm 7pF 50k_ESR</text:p>
          </table:table-cell>
          <table:table-cell table:style-name="ce2" office:value-type="string" calcext:value-type="string">
            <text:p>XTAL_32X15_2</text:p>
          </table:table-cell>
          <table:table-cell table:style-name="ce2" office:value-type="string" calcext:value-type="string">
            <text:p>ECS</text:p>
          </table:table-cell>
          <table:table-cell table:style-name="ce2" office:value-type="string" calcext:value-type="string">
            <text:p>ECS-.327-7-34R-TR</text:p>
          </table:table-cell>
          <table:table-cell table:style-name="ce2" office:value-type="string" calcext:value-type="string">
            <text:p>32.768kHz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5" table:number-rows-repeated="1048543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3:30:45.157000000</dc:date>
    <meta:editing-duration>PT1M54S</meta:editing-duration>
    <meta:editing-cycles>1</meta:editing-cycles>
    <meta:document-statistic meta:table-count="1" meta:cell-count="346" meta:object-count="0"/>
    <meta:generator>LibreOffice/5.2.4.2$Windows_x86 LibreOffice_project/3d5603e1122f0f102b62521720ab13a38a4e0eb0</meta:generator>
  </office:meta>
</office:document-meta>
</file>